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5ab7" officeooo:paragraph-rsid="001a5ab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5ab7" officeooo:paragraph-rsid="001a5ab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a7b40" officeooo:paragraph-rsid="001a7b4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0pt" fo:font-weight="normal" officeooo:rsid="001a5ab7" officeooo:paragraph-rsid="001a5ab7" style:font-size-asian="10pt" style:font-weight-asian="normal" style:font-size-complex="10pt" style:font-weight-complex="normal"/>
    </style:style>
    <style:style style:name="T1" style:family="text">
      <style:text-properties officeooo:rsid="001a7b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aborato Programmazione di Reti</text:p>
      <text:p text:style-name="P2"/>
      <text:p text:style-name="P2"/>
      <text:p text:style-name="P4">Daniele Muffato</text:p>
      <text:p text:style-name="P4">daniele.muffato@studio.unibo.it</text:p>
      <text:p text:style-name="P4">Anno accademico: 2023/2024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20:51:12.488580266</meta:creation-date>
    <dc:date>2024-05-08T21:12:49.425462586</dc:date>
    <meta:editing-duration>PT21M41S</meta:editing-duration>
    <meta:editing-cycles>2</meta:editing-cycles>
    <meta:generator>LibreOffice/24.2.3.2$Linux_X86_64 LibreOffice_project/420$Build-2</meta:generator>
    <meta:document-statistic meta:table-count="0" meta:image-count="0" meta:object-count="0" meta:page-count="1" meta:paragraph-count="4" meta:word-count="10" meta:character-count="104" meta:non-whitespace-character-count="98"/>
  </office:meta>
</office:document-meta>
</file>